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6346in"/>
    </style:style>
    <style:style style:name="co4" style:family="table-column">
      <style:table-column-properties fo:break-before="auto" style:column-width="0.8728in"/>
    </style:style>
    <style:style style:name="co5" style:family="table-column">
      <style:table-column-properties fo:break-before="auto" style:column-width="1.8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gions_and_dataCategory" table:style-name="ta1">
        <table:shapes>
          <draw:frame draw:z-index="0" draw:style-name="gr1" draw:text-style-name="P1" svg:width="6.2988in" svg:height="3.5429in" svg:x="1.0606in" svg:y="2.4445in">
            <draw:object draw:notify-on-update-of-ranges="regions_and_dataCategory.C4:regions_and_dataCategory.C10 regions_and_dataCategory.L4:regions_and_dataCategory.L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739in" svg:y="2.3402in">
            <draw:object draw:notify-on-update-of-ranges="regions_and_dataCategory.D3:regions_and_dataCategory.J3 regions_and_dataCategory.D12:regions_and_dataCategory.J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2" table:default-cell-style-name="ce2"/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 table:number-columns-spanned="8" table:number-rows-spanned="1">
            <text:p>Data Category</text:p>
          </table:table-cell>
          <table:covered-table-cell table:number-columns-repeated="7" table:style-name="Default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eteorology</text:p>
          </table:table-cell>
          <table:table-cell table:style-name="ce4" office:value-type="string" calcext:value-type="string">
            <text:p>Aeronautical Information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urveillance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Capacity Demand and Flo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%Tot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8">
            <text:p>Regions</text:p>
          </table:table-cell>
          <table:table-cell table:style-name="ce3" office:value-type="string" calcext:value-type="string">
            <text:p>Europe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0.433333333333" calcext:value-type="float">
            <text:p>0.4333333333</text:p>
          </table:table-cell>
        </table:table-row>
        <table:table-row table:style-name="ro1">
          <table:table-cell/>
          <table:covered-table-cell/>
          <table:table-cell table:style-name="ce4" office:value-type="string" calcext:value-type="string">
            <text:p>Ocean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loba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fr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rth Americ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733333333333" calcext:value-type="float">
            <text:p>0.073333333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outh Amer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466666666667" calcext:value-type="float">
            <text:p>0.04666666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Total</text:p>
          </table:table-cell>
          <table:table-cell table:style-name="ce5" office:value-type="float" office:value="0.142857142857" calcext:value-type="float">
            <text:p>0.1428571429</text:p>
          </table:table-cell>
          <table:table-cell table:style-name="Default" office:value-type="float" office:value="0.0830564784053" calcext:value-type="float">
            <text:p>0.0830564784</text:p>
          </table:table-cell>
          <table:table-cell table:style-name="Default" office:value-type="float" office:value="0.0963455149502" calcext:value-type="float">
            <text:p>0.096345515</text:p>
          </table:table-cell>
          <table:table-cell table:style-name="Default" office:value-type="float" office:value="0.0498338870432" calcext:value-type="float">
            <text:p>0.049833887</text:p>
          </table:table-cell>
          <table:table-cell table:style-name="Default" office:value-type="float" office:value="0.0365448504983" calcext:value-type="float">
            <text:p>0.0365448505</text:p>
          </table:table-cell>
          <table:table-cell table:style-name="Default" office:value-type="float" office:value="0.0498338870432" calcext:value-type="float">
            <text:p>0.049833887</text:p>
          </table:table-cell>
          <table:table-cell table:style-name="Default" office:value-type="float" office:value="0.0398671096346" calcext:value-type="float">
            <text:p>0.0398671096</text:p>
          </table:table-cell>
          <table:table-cell table:style-name="Default" office:value-type="float" office:value="0.498338870432" calcext:value-type="float">
            <text:p>0.4983388704</text:p>
          </table:table-cell>
          <table:table-cell table:style-name="Default" office:value-type="float" office:value="0.00332225913621" calcext:value-type="float">
            <text:p>0.0033222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8:46:27.603088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08:48:18.378943165</dc:date>
    <dc:creator>Jeferson Souza</dc:creator>
    <meta:editing-duration>PT30M8S</meta:editing-duration>
    <meta:editing-cycles>2</meta:editing-cycles>
    <meta:generator>LibreOffice/4.3.3.2$Linux_X86_64 LibreOffice_project/430m0$Build-2</meta:generator>
    <meta:document-statistic meta:table-count="1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96cm" svg:y="2.707cm" style:legend-expansion="high" chart:style-name="ch2"/>
        <chart:plot-area chart:style-name="ch3" table:cell-range-address="regions_and_dataCategory.C4:regions_and_dataCategory.C10 regions_and_dataCategory.L4:regions_and_dataCategory.L10" chart:data-source-has-labels="column" svg:x="0.32cm" svg:y="0.18cm" svg:width="12.356cm" svg:height="8.64cm">
          <chartooo:coordinate-region svg:x="2.178cm" svg:y="0.18cm" svg:width="8.64cm" svg:height="8.64cm"/>
          <chart:axis chart:dimension="x" chart:name="primary-x" chart:style-name="ch4" chartooo:axis-type="auto">
            <chartooo:date-scale/>
            <chart:categories table:cell-range-address="regions_and_dataCategory.C4:regions_and_dataCategory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ions_and_dataCategory.L4:regions_and_dataCategory.L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Europe</text:p>
                <draw:g>
                  <svg:desc>regions_and_dataCategory.C4:regions_and_dataCategory.C10</svg:desc>
                </draw:g>
              </table:table-cell>
              <table:table-cell office:value-type="float" office:value="0.433333333333">
                <text:p>0.433333333333</text:p>
                <draw:g>
                  <svg:desc>regions_and_dataCategory.L4:regions_and_dataCategory.L10</svg:desc>
                </draw:g>
              </table:table-cell>
            </table:table-row>
            <table:table-row>
              <table:table-cell office:value-type="string">
                <text:p>Oceania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0.266666666667">
                <text:p>0.266666666667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North America</text:p>
              </table:table-cell>
              <table:table-cell office:value-type="float" office:value="0.0733333333333">
                <text:p>0.0733333333333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0.0466666666667">
                <text:p>0.04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regions_and_dataCategory.D3:regions_and_dataCategory.J3 regions_and_dataCategory.D12:regions_and_dataCategory.J12" chart:data-source-has-labels="row" svg:x="0.32cm" svg:y="0.18cm" svg:width="13.467cm" svg:height="8.64cm">
          <chartooo:coordinate-region svg:x="4.778cm" svg:y="0.18cm" svg:width="8.677cm" svg:height="7.993cm"/>
          <chart:axis chart:dimension="x" chart:name="primary-x" chart:style-name="ch4" chartooo:axis-type="auto">
            <chartooo:date-scale/>
            <chart:categories table:cell-range-address="regions_and_dataCategory.D3:regions_and_dataCategory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ions_and_dataCategory.D12:regions_and_dataCategory.J1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orology</text:p>
                <draw:g>
                  <svg:desc>regions_and_dataCategory.D3:regions_and_dataCategory.J3</svg:desc>
                </draw:g>
              </table:table-cell>
              <table:table-cell office:value-type="string">
                <text:p>Aeronautical Information</text:p>
              </table:table-cell>
              <table:table-cell office:value-type="string">
                <text:p>Flight</text:p>
              </table:table-cell>
              <table:table-cell office:value-type="string">
                <text:p>Other</text:p>
              </table:table-cell>
              <table:table-cell office:value-type="string">
                <text:p>Surveillance</text:p>
              </table:table-cell>
              <table:table-cell office:value-type="string">
                <text:p>Environment</text:p>
              </table:table-cell>
              <table:table-cell office:value-type="string">
                <text:p>Capacity Demand and Flow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142857142857">
                <text:p>0.142857142857</text:p>
                <draw:g>
                  <svg:desc>regions_and_dataCategory.D12:regions_and_dataCategory.J12</svg:desc>
                </draw:g>
              </table:table-cell>
              <table:table-cell office:value-type="float" office:value="0.0830564784053">
                <text:p>0.0830564784053</text:p>
              </table:table-cell>
              <table:table-cell office:value-type="float" office:value="0.0963455149502">
                <text:p>0.0963455149502</text:p>
              </table:table-cell>
              <table:table-cell office:value-type="float" office:value="0.0498338870432">
                <text:p>0.0498338870432</text:p>
              </table:table-cell>
              <table:table-cell office:value-type="float" office:value="0.0365448504983">
                <text:p>0.0365448504983</text:p>
              </table:table-cell>
              <table:table-cell office:value-type="float" office:value="0.0498338870432">
                <text:p>0.0498338870432</text:p>
              </table:table-cell>
              <table:table-cell office:value-type="float" office:value="0.0398671096346">
                <text:p>0.0398671096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